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ab4ad" draw:fill-color="#fab4ad" draw:textarea-horizontal-align="justify" draw:textarea-vertical-align="middle" draw:auto-grow-height="false" fo:min-height="0.512cm" fo:min-width="1.532cm"/>
    </style:style>
    <style:style style:name="gr2" style:family="graphic" style:parent-style-name="standard">
      <style:graphic-properties svg:stroke-color="#000000" draw:fill-color="#a32c2c" draw:textarea-horizontal-align="justify" draw:textarea-vertical-align="middle" draw:auto-grow-height="false" fo:min-height="0.379cm" fo:min-width="1.20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79cm" fo:min-width="1.207cm"/>
    </style:style>
    <style:style style:name="gr4" style:family="graphic" style:parent-style-name="standard">
      <style:graphic-properties svg:stroke-color="#000000" draw:fill-color="#66ff66" draw:textarea-horizontal-align="justify" draw:textarea-vertical-align="middle" draw:auto-grow-height="false" fo:min-height="0.379cm" fo:min-width="1.207cm"/>
    </style:style>
    <style:style style:name="gr5" style:family="graphic" style:parent-style-name="standard">
      <style:graphic-properties svg:stroke-color="#000000" draw:fill-color="#e4d7bc" draw:textarea-horizontal-align="justify" draw:textarea-vertical-align="middle" draw:auto-grow-height="false" fo:min-height="0.639cm" fo:min-width="0.389cm"/>
    </style:style>
    <style:style style:name="gr6" style:family="graphic" style:parent-style-name="standard">
      <style:graphic-properties svg:stroke-color="#000000" draw:fill-color="#e0e810" draw:textarea-horizontal-align="justify" draw:textarea-vertical-align="middle" draw:auto-grow-height="false" fo:min-height="0.379cm" fo:min-width="1.20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fab4ad"/>
      <style:paragraph-properties fo:text-align="center"/>
    </style:style>
    <style:style style:name="P2" style:family="paragraph">
      <loext:graphic-properties draw:fill-color="#a32c2c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e4d7bc"/>
      <style:paragraph-properties fo:text-align="center"/>
    </style:style>
    <style:style style:name="P6" style:family="paragraph">
      <loext:graphic-properties draw:fill-color="#e0e81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0.762cm" svg:x="1.889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4.93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13cm" svg:height="0.889cm" svg:x="5.44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13cm" svg:height="0.889cm" svg:x="8.46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10.80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4.081cm" svg:y="3.4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13cm" svg:height="0.889cm" svg:x="16.2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6.113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6.267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4.081cm" svg:y="6.1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889cm" svg:height="0.889cm" svg:x="14.081cm" svg:y="8.0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4.302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9.001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9.50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3.159cm" svg:y1="4.81cm" svg:x2="5.191cm" svg:y2="6.969cm">
          <text:p/>
        </draw:line>
        <draw:line draw:style-name="gr7" draw:text-style-name="P7" draw:layer="layout" svg:x1="3.667cm" svg:y1="4.048cm" svg:x2="5.064cm" svg:y2="3.286cm">
          <text:p/>
        </draw:line>
        <draw:line draw:style-name="gr7" draw:text-style-name="P7" draw:layer="layout" svg:x1="3.159cm" svg:y1="4.811cm" svg:x2="5.191cm" svg:y2="6.97cm">
          <text:p/>
        </draw:line>
        <draw:line draw:style-name="gr7" draw:text-style-name="P7" draw:layer="layout" svg:x1="3.921cm" svg:y1="4.683cm" svg:x2="5.572cm" svg:y2="5.064cm">
          <text:p/>
        </draw:line>
        <draw:line draw:style-name="gr7" draw:text-style-name="P7" draw:layer="layout" svg:x1="6.588cm" svg:y1="7.604cm" svg:x2="9.128cm" svg:y2="8.112cm">
          <text:p/>
        </draw:line>
        <draw:line draw:style-name="gr7" draw:text-style-name="P7" draw:layer="layout" svg:x1="5.953cm" svg:y1="6.969cm" svg:x2="6.334cm" svg:y2="5.699cm">
          <text:p/>
        </draw:line>
        <draw:line draw:style-name="gr7" draw:text-style-name="P7" draw:layer="layout" svg:x1="7.323cm" svg:y1="3.159cm" svg:x2="8.847cm" svg:y2="3.413cm">
          <text:p/>
        </draw:line>
        <draw:line draw:style-name="gr7" draw:text-style-name="P7" draw:layer="layout" svg:x1="7.858cm" svg:y1="5.318cm" svg:x2="9.509cm" svg:y2="5.191cm">
          <text:p/>
        </draw:line>
        <draw:line draw:style-name="gr7" draw:text-style-name="P7" draw:layer="layout" svg:x1="13.192cm" svg:y1="6.588cm" svg:x2="14.081cm" svg:y2="6.588cm">
          <text:p/>
        </draw:line>
        <draw:line draw:style-name="gr7" draw:text-style-name="P7" draw:layer="layout" svg:x1="14.97cm" svg:y1="6.842cm" svg:x2="16.875cm" svg:y2="8.239cm">
          <text:p/>
        </draw:line>
        <draw:line draw:style-name="gr7" draw:text-style-name="P7" draw:layer="layout" svg:x1="10.652cm" svg:y1="7.858cm" svg:x2="11.541cm" svg:y2="7.096cm">
          <text:p/>
        </draw:line>
        <draw:line draw:style-name="gr7" draw:text-style-name="P7" draw:layer="layout" svg:x1="14.97cm" svg:y1="8.493cm" svg:x2="16.24cm" svg:y2="8.62cm">
          <text:p/>
        </draw:line>
        <draw:line draw:style-name="gr7" draw:text-style-name="P7" draw:layer="layout" svg:x1="14.97cm" svg:y1="3.794cm" svg:x2="16.367cm" svg:y2="2.905cm">
          <text:p/>
        </draw:line>
        <draw:line draw:style-name="gr7" draw:text-style-name="P7" draw:layer="layout" svg:x1="10.906cm" svg:y1="3.667cm" svg:x2="14.081cm" svg:y2="3.794cm">
          <text:p/>
        </draw:line>
        <draw:line draw:style-name="gr7" draw:text-style-name="P7" draw:layer="layout" svg:x1="7.096cm" svg:y1="3.413cm" svg:x2="9.636cm" svg:y2="4.937cm">
          <text:p/>
        </draw:line>
        <draw:line draw:style-name="gr7" draw:text-style-name="P7" draw:layer="layout" svg:x1="11.922cm" svg:y1="5.064cm" svg:x2="16.113cm" svg:y2="5.572cm">
          <text:p/>
        </draw:line>
        <draw:line draw:style-name="gr7" draw:text-style-name="P7" draw:layer="layout" svg:x1="14.97cm" svg:y1="6.461cm" svg:x2="17.002cm" svg:y2="3.159cm">
          <text:p/>
        </draw:line>
        <draw:line draw:style-name="gr7" draw:text-style-name="P7" draw:layer="layout" svg:x1="3.159cm" svg:y1="4.811cm" svg:x2="5.191cm" svg:y2="6.97cm">
          <text:p/>
        </draw:line>
        <draw:line draw:style-name="gr7" draw:text-style-name="P7" draw:layer="layout" svg:x1="12.811cm" svg:y1="6.969cm" svg:x2="14.081cm" svg:y2="8.239cm">
          <text:p/>
        </draw:line>
        <draw:custom-shape draw:style-name="gr1" draw:text-style-name="P1" draw:layer="layout" svg:width="2.032cm" svg:height="0.762cm" svg:x="1.889cm" svg:y="9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1.76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8.112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5.09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0.889cm" svg:x="8.112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4.335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794cm" svg:height="1.016cm" svg:x="4.302cm" svg:y="9.509cm">
          <draw:text-box>
            <text:p>SNP</text:p>
          </draw:text-box>
        </draw:frame>
        <draw:frame draw:style-name="gr9" draw:text-style-name="P8" draw:layer="layout" svg:width="3.556cm" svg:height="1.673cm" svg:x="4.302cm" svg:y="11.06cm">
          <draw:text-box>
            <text:p>SNP gene</text:p>
          </draw:text-box>
        </draw:frame>
        <draw:frame draw:style-name="gr9" draw:text-style-name="P8" draw:layer="layout" svg:width="3.175cm" svg:height="1.673cm" svg:x="10.525cm" svg:y="9.636cm">
          <draw:text-box>
            <text:p>TF gene</text:p>
          </draw:text-box>
        </draw:frame>
        <draw:frame draw:style-name="gr9" draw:text-style-name="P8" draw:layer="layout" svg:width="3.556cm" svg:height="1.673cm" svg:x="10.525cm" svg:y="11.033cm">
          <draw:text-box>
            <text:p>Path gene</text:p>
          </draw:text-box>
        </draw:frame>
        <draw:frame draw:style-name="gr8" draw:text-style-name="P8" draw:layer="layout" svg:width="2.794cm" svg:height="1.016cm" svg:x="16.621cm" svg:y="9.509cm">
          <draw:text-box>
            <text:p>cpg</text:p>
          </draw:text-box>
        </draw:frame>
        <draw:frame draw:style-name="gr9" draw:text-style-name="P8" draw:layer="layout" svg:width="3.175cm" svg:height="1.673cm" svg:x="16.748cm" svg:y="10.906cm">
          <draw:text-box>
            <text:p>cpg ge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1:35:59.393377619</meta:creation-date>
    <dc:date>2018-02-19T16:00:01.833978216</dc:date>
    <meta:editing-duration>PT3H53M31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